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ropuesta para el fondo emprender</text:p>
          </draw:text-box>
        </draw:frame>
        <draw:frame presentation:style-name="pr2" draw:text-style-name="P1" draw:layer="layout" svg:width="25.199cm" svg:height="12.179cm" svg:x="1.4cm" svg:y="4.914cm" presentation:class="subtitle">
          <draw:text-box>
            <text:p>Proyecto de diseño, fabricación, implementación y venta de unidad de asistencia al manejo vehicula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lcance</text:p>
          </draw:text-box>
        </draw:frame>
        <draw:frame presentation:style-name="pr4" draw:layer="layout" svg:width="25.199cm" svg:height="12.179cm" svg:x="1.4cm" svg:y="4.914cm" presentation:class="outline">
          <draw:text-box>
            <text:list text:style-name="L3">
              <text:list-item>
                <text:p>Diseño conceptual: se trata de una unidad de procesamiento de datos robusta que toma control sobre las acciones del vehiculo en diferentes casos, como conducción autonoma, seguimiento vehicular, freno de emergencia automático (para frenar el vehiculo de manera segura ante la imposibilidad del chofer de hacerlo). La unidad de procesamiento interpreta <text:s/>la informacion capturada desde multiples sensores y la compara <text:s/>con tecnologias de reconocimiento <text:s/>de imagenes e inteligencia artificial para decidir las acciones de control (frenar, acelerar, mover el timón). El control robusto se realizarà desde diferentes y multiples plataformas de desarrollo (arduino, raspberry, phyton, matlab, android, windows). Se preveerá el desarrollo de un sistema de control remoto para complementar el manejo del vehiculo. Se deberán resolver problemas técnicos muy especificos que requerirán de la contratación de un equipo de trabajo multidisciplinari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6T21:19:53.807903620</meta:creation-date>
    <dc:date>2018-07-26T22:15:56.888416767</dc:date>
    <meta:editing-duration>PT23M49S</meta:editing-duration>
    <meta:editing-cycles>1</meta:editing-cycles>
    <meta:document-statistic meta:object-count="29"/>
    <meta:generator>LibreOffice/5.0.2.2$Linux_X86_64 LibreOffice_project/00m0$Build-2</meta:generator>
  </office:meta>
</office:document-meta>
</file>